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63222" officeooo:paragraph-rsid="001806cb" style:font-weight-asian="bold" style:font-weight-complex="bold"/>
    </style:style>
    <style:style style:name="P2" style:family="paragraph" style:parent-style-name="Text_20_body">
      <style:text-properties fo:font-weight="bold" officeooo:rsid="001806cb" officeooo:paragraph-rsid="001806cb" style:font-weight-asian="bold" style:font-weight-complex="bold"/>
    </style:style>
    <style:style style:name="P3" style:family="paragraph" style:parent-style-name="Text_20_body">
      <style:text-properties fo:font-weight="bold" officeooo:rsid="001928c1" officeooo:paragraph-rsid="001928c1" style:font-weight-asian="bold" style:font-weight-complex="bold"/>
    </style:style>
    <style:style style:name="P4" style:family="paragraph" style:parent-style-name="Text_20_body">
      <style:text-properties fo:font-weight="bold" officeooo:rsid="001a379f" officeooo:paragraph-rsid="001d1e13" style:font-weight-asian="bold" style:font-weight-complex="bold"/>
    </style:style>
    <style:style style:name="P5" style:family="paragraph" style:parent-style-name="Text_20_body">
      <style:text-properties fo:font-weight="bold" officeooo:rsid="001a379f" officeooo:paragraph-rsid="001a379f" style:font-weight-asian="bold" style:font-weight-complex="bold"/>
    </style:style>
    <style:style style:name="P6" style:family="paragraph" style:parent-style-name="Text_20_body">
      <style:text-properties fo:font-weight="bold" officeooo:rsid="001c75ee" officeooo:paragraph-rsid="001c75ee" style:font-weight-asian="bold" style:font-weight-complex="bold"/>
    </style:style>
    <style:style style:name="P7" style:family="paragraph" style:parent-style-name="Text_20_body">
      <style:text-properties fo:font-weight="bold" officeooo:rsid="001f888e" officeooo:paragraph-rsid="001f888e" style:font-weight-asian="bold" style:font-weight-complex="bold"/>
    </style:style>
    <style:style style:name="P8" style:family="paragraph" style:parent-style-name="Text_20_body">
      <style:text-properties style:text-underline-style="none" fo:font-weight="bold" style:font-weight-asian="bold" style:font-weight-complex="bold"/>
    </style:style>
    <style:style style:name="P9" style:family="paragraph" style:parent-style-name="Text_20_body">
      <style:text-properties style:text-underline-style="none" fo:font-weight="normal" officeooo:rsid="000f4844" style:font-weight-asian="normal" style:font-weight-complex="normal"/>
    </style:style>
    <style:style style:name="P10" style:family="paragraph" style:parent-style-name="Text_20_body">
      <style:text-properties officeooo:rsid="000f4844" officeooo:paragraph-rsid="000f4844"/>
    </style:style>
    <style:style style:name="P11" style:family="paragraph" style:parent-style-name="Text_20_body">
      <style:text-properties fo:font-weight="normal" officeooo:rsid="000f4844" officeooo:paragraph-rsid="000f4844" style:font-weight-asian="normal" style:font-weight-complex="normal"/>
    </style:style>
    <style:style style:name="P12" style:family="paragraph" style:parent-style-name="Text_20_body">
      <style:text-properties fo:font-weight="normal" officeooo:rsid="000f4844" officeooo:paragraph-rsid="001d1e13" style:font-weight-asian="normal" style:font-weight-complex="normal"/>
    </style:style>
    <style:style style:name="P13" style:family="paragraph" style:parent-style-name="Text_20_body">
      <style:text-properties fo:font-weight="normal" officeooo:rsid="0010b3c3" officeooo:paragraph-rsid="0010b3c3" style:font-weight-asian="normal" style:font-weight-complex="normal"/>
    </style:style>
    <style:style style:name="P14" style:family="paragraph" style:parent-style-name="Text_20_body">
      <style:text-properties fo:font-weight="normal" officeooo:rsid="0012a960" officeooo:paragraph-rsid="0012a960" style:font-weight-asian="normal" style:font-weight-complex="normal"/>
    </style:style>
    <style:style style:name="P15" style:family="paragraph" style:parent-style-name="Text_20_body">
      <style:text-properties fo:font-weight="normal" officeooo:rsid="0012a960" officeooo:paragraph-rsid="001d1e13" style:font-weight-asian="normal" style:font-weight-complex="normal"/>
    </style:style>
    <style:style style:name="P16" style:family="paragraph" style:parent-style-name="Text_20_body">
      <style:text-properties fo:font-weight="normal" officeooo:rsid="0013359a" style:font-weight-asian="normal" style:font-weight-complex="normal"/>
    </style:style>
    <style:style style:name="P17" style:family="paragraph" style:parent-style-name="Text_20_body">
      <style:text-properties fo:font-weight="normal" officeooo:rsid="0013359a" officeooo:paragraph-rsid="0013359a" style:font-weight-asian="normal" style:font-weight-complex="normal"/>
    </style:style>
    <style:style style:name="P18" style:family="paragraph" style:parent-style-name="Text_20_body">
      <style:text-properties fo:font-weight="normal" officeooo:rsid="0013359a" officeooo:paragraph-rsid="001d1e13" style:font-weight-asian="normal" style:font-weight-complex="normal"/>
    </style:style>
    <style:style style:name="P19" style:family="paragraph" style:parent-style-name="Text_20_body">
      <style:text-properties fo:font-weight="normal" officeooo:rsid="001a379f" officeooo:paragraph-rsid="001d1e13" style:font-weight-asian="normal" style:font-weight-complex="normal"/>
    </style:style>
    <style:style style:name="P20" style:family="paragraph" style:parent-style-name="Text_20_body">
      <style:text-properties fo:font-weight="normal" officeooo:rsid="001a379f" officeooo:paragraph-rsid="001928c1" style:font-weight-asian="normal" style:font-weight-complex="normal"/>
    </style:style>
    <style:style style:name="P21" style:family="paragraph" style:parent-style-name="Text_20_body">
      <style:text-properties fo:font-weight="normal" officeooo:rsid="001a379f" officeooo:paragraph-rsid="001a379f" style:font-weight-asian="normal" style:font-weight-complex="normal"/>
    </style:style>
    <style:style style:name="P22" style:family="paragraph" style:parent-style-name="Text_20_body">
      <style:text-properties fo:font-weight="normal" officeooo:rsid="001c75ee" officeooo:paragraph-rsid="001d1e13" style:font-weight-asian="normal" style:font-weight-complex="normal"/>
    </style:style>
    <style:style style:name="P23" style:family="paragraph" style:parent-style-name="Text_20_body">
      <style:text-properties fo:font-weight="normal" officeooo:rsid="001c75ee" officeooo:paragraph-rsid="001c75ee" style:font-weight-asian="normal" style:font-weight-complex="normal"/>
    </style:style>
    <style:style style:name="P24" style:family="paragraph" style:parent-style-name="Text_20_body">
      <style:text-properties fo:font-weight="normal" officeooo:rsid="00163222" officeooo:paragraph-rsid="00163222" style:font-weight-asian="normal" style:font-weight-complex="normal"/>
    </style:style>
    <style:style style:name="P25" style:family="paragraph" style:parent-style-name="Text_20_body">
      <style:text-properties fo:font-weight="normal" officeooo:rsid="00163222" officeooo:paragraph-rsid="001806cb" style:font-weight-asian="normal" style:font-weight-complex="normal"/>
    </style:style>
    <style:style style:name="P26" style:family="paragraph" style:parent-style-name="Text_20_body">
      <style:text-properties fo:font-weight="normal" officeooo:rsid="001806cb" officeooo:paragraph-rsid="001806cb" style:font-weight-asian="normal" style:font-weight-complex="normal"/>
    </style:style>
    <style:style style:name="P27" style:family="paragraph" style:parent-style-name="Text_20_body">
      <style:text-properties fo:font-weight="normal" officeooo:rsid="001928c1" officeooo:paragraph-rsid="001928c1" style:font-weight-asian="normal" style:font-weight-complex="normal"/>
    </style:style>
    <style:style style:name="P28" style:family="paragraph" style:parent-style-name="Text_20_body">
      <style:text-properties fo:font-weight="normal" officeooo:rsid="001d1e13" officeooo:paragraph-rsid="001d1e13" style:font-weight-asian="normal" style:font-weight-complex="normal"/>
    </style:style>
    <style:style style:name="P29" style:family="paragraph" style:parent-style-name="Text_20_body">
      <style:text-properties fo:font-weight="normal" officeooo:rsid="001e106d" officeooo:paragraph-rsid="001e106d" style:font-weight-asian="normal" style:font-weight-complex="normal"/>
    </style:style>
    <style:style style:name="P30" style:family="paragraph" style:parent-style-name="Text_20_body">
      <style:text-properties fo:font-weight="normal" officeooo:rsid="001fc1d0" officeooo:paragraph-rsid="001fc1d0" style:font-weight-asian="normal" style:font-weight-complex="normal"/>
    </style:style>
    <style:style style:name="P31" style:family="paragraph" style:parent-style-name="Text_20_body">
      <style:text-properties fo:font-weight="normal" officeooo:rsid="002176dd" officeooo:paragraph-rsid="002176dd" style:font-weight-asian="normal" style:font-weight-complex="normal"/>
    </style:style>
    <style:style style:name="P32" style:family="paragraph" style:parent-style-name="Text_20_body">
      <style:text-properties fo:font-weight="normal" officeooo:rsid="0023141c" officeooo:paragraph-rsid="0023141c" style:font-weight-asian="normal" style:font-weight-complex="normal"/>
    </style:style>
    <style:style style:name="P33" style:family="paragraph" style:parent-style-name="Text_20_body">
      <style:text-properties fo:font-weight="normal" officeooo:rsid="0024ab7c" officeooo:paragraph-rsid="0024ab7c" style:font-weight-asian="normal" style:font-weight-complex="normal"/>
    </style:style>
    <style:style style:name="P34" style:family="paragraph" style:parent-style-name="Text_20_body">
      <style:text-properties fo:font-weight="normal" officeooo:rsid="002797d1" officeooo:paragraph-rsid="002797d1" style:font-weight-asian="normal" style:font-weight-complex="normal"/>
    </style:style>
    <style:style style:name="P35" style:family="paragraph" style:parent-style-name="Text_20_body">
      <style:text-properties officeooo:rsid="00163222" officeooo:paragraph-rsid="00163222"/>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text-properties officeooo:rsid="001fc1d0" officeooo:paragraph-rsid="001fc1d0"/>
    </style:style>
    <style:style style:name="P38" style:family="paragraph" style:parent-style-name="Title">
      <style:text-properties officeooo:rsid="000f4844" officeooo:paragraph-rsid="000f4844"/>
    </style:style>
    <style:style style:name="P39" style:family="paragraph" style:parent-style-name="Title">
      <style:text-properties style:text-underline-style="solid" style:text-underline-width="auto" style:text-underline-color="font-color" fo:font-weight="bold" style:font-weight-asian="bold" style:font-weight-complex="bold"/>
    </style:style>
    <style:style style:name="P40" style:family="paragraph" style:parent-style-name="Text_20_body" style:list-style-name="L1">
      <style:text-properties fo:font-weight="normal" officeooo:rsid="001fc1d0" officeooo:paragraph-rsid="001fc1d0" style:font-weight-asian="normal" style:font-weight-complex="normal"/>
    </style:style>
    <style:style style:name="P41" style:family="paragraph" style:parent-style-name="Text_20_body">
      <style:text-properties fo:font-weight="normal" officeooo:rsid="001a379f" officeooo:paragraph-rsid="001a379f" style:font-weight-asian="normal" style:font-weight-complex="normal"/>
    </style:style>
    <style:style style:name="P42" style:family="paragraph" style:parent-style-name="Text_20_body">
      <style:text-properties fo:font-weight="normal" officeooo:rsid="002797d1" officeooo:paragraph-rsid="002797d1" style:font-weight-asian="normal" style:font-weight-complex="normal"/>
    </style:style>
    <style:style style:name="P43" style:family="paragraph" style:parent-style-name="Text_20_body">
      <style:text-properties fo:font-weight="normal" officeooo:rsid="002a2456" officeooo:paragraph-rsid="002a2456" style:font-weight-asian="normal" style:font-weight-complex="normal"/>
    </style:style>
    <style:style style:name="P44" style:family="paragraph" style:parent-style-name="Text_20_body">
      <style:text-properties fo:font-weight="normal" officeooo:rsid="002a2456" officeooo:paragraph-rsid="002b8e57" style:font-weight-asian="normal" style:font-weight-complex="normal"/>
    </style:style>
    <style:style style:name="P45" style:family="paragraph" style:parent-style-name="Text_20_body">
      <style:text-properties fo:font-weight="normal" officeooo:rsid="002b8e57" officeooo:paragraph-rsid="002b8e57" style:font-weight-asian="normal" style:font-weight-complex="normal"/>
    </style:style>
    <style:style style:name="P46" style:family="paragraph" style:parent-style-name="Text_20_body">
      <style:text-properties fo:font-size="18pt" fo:font-weight="normal" officeooo:rsid="001fc1d0" officeooo:paragraph-rsid="001fc1d0" style:font-size-asian="18pt" style:font-weight-asian="normal" style:font-size-complex="18pt" style:font-weight-complex="normal"/>
    </style:style>
    <style:style style:name="P47" style:family="paragraph" style:parent-style-name="Text_20_body">
      <style:text-properties fo:font-size="18pt" fo:font-weight="normal" officeooo:rsid="002b8e57" officeooo:paragraph-rsid="002b8e57" style:font-size-asian="18pt" style:font-weight-asian="normal" style:font-size-complex="18pt" style:font-weight-complex="normal"/>
    </style:style>
    <style:style style:name="P48" style:family="paragraph" style:parent-style-name="Text_20_body">
      <style:text-properties fo:font-size="18pt" fo:font-weight="normal" officeooo:rsid="000f4844" officeooo:paragraph-rsid="000f4844" style:font-size-asian="18pt" style:font-weight-asian="normal" style:font-size-complex="18pt" style:font-weight-complex="normal"/>
    </style:style>
    <style:style style:name="P49" style:family="paragraph" style:parent-style-name="Text_20_body">
      <style:text-properties fo:font-size="18pt" fo:font-weight="normal" officeooo:rsid="001a379f" officeooo:paragraph-rsid="001a379f" style:font-size-asian="18pt" style:font-weight-asian="normal" style:font-size-complex="18pt" style:font-weight-complex="normal"/>
    </style:style>
    <style:style style:name="P50" style:family="paragraph" style:parent-style-name="Text_20_body">
      <style:text-properties fo:font-size="15pt" fo:font-weight="normal" officeooo:rsid="001a379f" officeooo:paragraph-rsid="001a379f" style:font-size-asian="15pt" style:font-weight-asian="normal" style:font-size-complex="15pt" style:font-weight-complex="normal"/>
    </style:style>
    <style:style style:name="P51" style:family="paragraph" style:parent-style-name="Text_20_body">
      <style:text-properties fo:font-size="15pt" fo:font-weight="normal" officeooo:rsid="001c75ee" officeooo:paragraph-rsid="001c75ee" style:font-size-asian="15pt" style:font-weight-asian="normal" style:font-size-complex="15pt" style:font-weight-complex="normal"/>
    </style:style>
    <style:style style:name="P52" style:family="paragraph" style:parent-style-name="Text_20_body">
      <style:text-properties fo:font-size="15pt" fo:font-weight="normal" officeooo:rsid="001d1e13" officeooo:paragraph-rsid="001d1e13" style:font-size-asian="15pt" style:font-weight-asian="normal" style:font-size-complex="15pt" style:font-weight-complex="normal"/>
    </style:style>
    <style:style style:name="P53" style:family="paragraph" style:parent-style-name="Text_20_body">
      <style:text-properties fo:font-size="14pt" fo:font-weight="normal" officeooo:rsid="001f888e" officeooo:paragraph-rsid="001f888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3359a"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f4844" style:font-weight-asian="normal" style:font-weight-complex="normal"/>
    </style:style>
    <style:style style:name="T7" style:family="text">
      <style:text-properties fo:font-weight="normal" officeooo:rsid="0013359a" style:font-weight-asian="normal" style:font-weight-complex="normal"/>
    </style:style>
    <style:style style:name="T8" style:family="text">
      <style:text-properties fo:font-weight="normal" officeooo:rsid="001806cb" style:font-weight-asian="normal" style:font-weight-complex="normal"/>
    </style:style>
    <style:style style:name="T9" style:family="text">
      <style:text-properties fo:font-weight="normal" officeooo:rsid="001a379f" style:font-weight-asian="normal" style:font-weight-complex="normal"/>
    </style:style>
    <style:style style:name="T10" style:family="text">
      <style:text-properties fo:font-weight="normal" officeooo:rsid="001c75ee" style:font-weight-asian="normal" style:font-weight-complex="normal"/>
    </style:style>
    <style:style style:name="T11" style:family="text">
      <style:text-properties fo:font-weight="normal" officeooo:rsid="001d1e13" style:font-weight-asian="normal" style:font-weight-complex="normal"/>
    </style:style>
    <style:style style:name="T12" style:family="text">
      <style:text-properties fo:font-weight="normal" officeooo:rsid="001f888e" style:font-weight-asian="normal" style:font-weight-complex="normal"/>
    </style:style>
    <style:style style:name="T13" style:family="text">
      <style:text-properties officeooo:rsid="0010b3c3"/>
    </style:style>
    <style:style style:name="T14" style:family="text">
      <style:text-properties officeooo:rsid="0012a960"/>
    </style:style>
    <style:style style:name="T15" style:family="text">
      <style:text-properties officeooo:rsid="001806cb"/>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c75ee" style:font-weight-asian="normal" style:font-weight-complex="normal"/>
    </style:style>
    <style:style style:name="T18" style:family="text">
      <style:text-properties officeooo:rsid="001d1e13"/>
    </style:style>
    <style:style style:name="T19" style:family="text">
      <style:text-properties officeooo:rsid="001f888e"/>
    </style:style>
    <style:style style:name="T20" style:family="text">
      <style:text-properties officeooo:rsid="0023141c"/>
    </style:style>
    <style:style style:name="T21" style:family="text">
      <style:text-properties officeooo:rsid="002a2456"/>
    </style:style>
    <style:style style:name="T22" style:family="text">
      <style:text-properties officeooo:rsid="002b8e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9"/>
      <text:p text:style-name="Title"><text:span text:style-name="T4">Estudio de tipos de ataques. Cómo actúan los piratas</text:span><text:span text:style-name="T3"><text:tab/>informático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text:tab/><text:tab/><text:tab/><text:tab/><text:tab/><text:tab/><text:tab/><text:tab/><text:tab/><text:span text:style-name="T6">Por: Javier Galera Garrido</text:span></text:p>
      <text:p text:style-name="P9"/>
      <text:p text:style-name="P9"><text:soft-page-break/></text:p>
      <text:p text:style-name="P38">Índice</text:p>
      <text:p text:style-name="P10"/>
      <text:p text:style-name="P12"><text:span text:style-name="T18">1.</text:span>¿QUE SE CONSIDERA UNA ATAQUE INFORMÁTICO?<text:span text:style-name="T13">¿QUÉ TIPOS DE ATAQUES SON LOS MÁS FRECUENTES?</text:span></text:p>
      <text:p text:style-name="P11"/>
      <text:p text:style-name="P15">2. AMENAZAS EN EQUIPOS INFORMÁTICOS COMUNES.</text:p>
      <text:p text:style-name="P18"><text:tab/>2.1 TIPOS DE MALWARE.</text:p>
      <text:p text:style-name="P11"/>
      <text:p text:style-name="P19">3.AMENAZAS EN SERVIDORES O PAGINAS WEB</text:p>
      <text:p text:style-name="P19"><text:tab/>3.1 ATAQUES POR INJECTION</text:p>
      <text:p text:style-name="P19"><text:tab/>3.2 DdoS</text:p>
      <text:p text:style-name="P19"><text:tab/><text:span text:style-name="T19">3.2.1 COMO HACER MI PROPIO ATAQUE DDOS CASERO</text:span></text:p>
      <text:p text:style-name="P22"><text:tab/>3.3 FUERZA BRUTA</text:p>
      <text:p text:style-name="P4"><text:span text:style-name="T10"><text:tab/></text:span><text:span text:style-name="T11">3.4 CROSS SITE SCRIPTING(XSS)</text:span></text:p>
      <text:p text:style-name="P11"/>
      <text:p text:style-name="P29">4.ATAQUES INFORMÁTICOS, ALGO DE HISTORIA</text:p>
      <text:p text:style-name="P33">5.BIBLIOGRAFÍA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48"><text:span text:style-name="T18">1.</text:span>¿QU<text:span text:style-name="T22">É</text:span> SE CONSIDERA UNA ATAQUE INFORMÁTICO?<text:span text:style-name="T13">¿QUÉ TIPOS DE ATAQUES SON LOS MÁS FRECUENTES?</text:span></text:p>
      <text:p text:style-name="P11">Un ataque informático consiste en una persona, detrás de un sistema informático, intentando entrar, tomar el control o dañar otro sistema.</text:p>
      <text:p text:style-name="P11"/>
      <text:p text:style-name="P13">Vamos a diferenciar 2 categorías para poder extender un poco más la información:</text:p>
      <text:p text:style-name="P13">·Amenazas en equipos comunes: equipos que tenemos en casa propios.</text:p>
      <text:p text:style-name="P13">·Amenazas en servidores o paginas web: <text:span text:style-name="T14">equipos destinados a soportar un servidor de paginas web.</text:span></text:p>
      <text:p text:style-name="P13"/>
      <text:p text:style-name="P14">2. AMENAZAS EN EQUIPOS INFORMÁTICOS COMUNES.</text:p>
      <text:p text:style-name="P14">En esta sección encontraremos: </text:p>
      <text:p text:style-name="P14"><text:tab/>·Los <text:span text:style-name="T2">MALWARE</text:span> (software malicioso): consideramos los virus clásicos y las nuevas <text:tab/>amenazas surgidas en el tiempo. Un malware es todo programa con algún fin dañino. </text:p>
      <text:p text:style-name="P14"/>
      <text:p text:style-name="P17">2.1 TIPOS DE MALWARE.</text:p>
      <text:p text:style-name="P17"/>
      <text:p text:style-name="P17">·<text:span text:style-name="T1">SPAM</text:span>: típico correo electrónico no deseado que se envía sin ser solicitado de manera masiva por un tercero. Según estudios, entre el 80 y el 85% del correo electrónico que se le envía a una persona es basura. Nació el filtro anti-spam y por tanto estos correos evolucionaron a correos con imágenes o contenido html para evadirlo.</text:p>
      <text:p text:style-name="Text_20_body"><text:span text:style-name="T7">·</text:span><text:span text:style-name="T2">Virus: </text:span><text:span text:style-name="T7">Es un programa informático dedicado a producir daños en las computadoras. Podemos diferenciar dos características propias a la hora de actuar: </text:span></text:p>
      <text:p text:style-name="P16"><text:tab/>1.Intentan hacerlo sin que el usuario del sistema note su presencia.</text:p>
      <text:p text:style-name="P16"><text:tab/>2.Pueden reproducirse a sí mismos.</text:p>
      <text:p text:style-name="P35"><text:span text:style-name="T7">L</text:span><text:span text:style-name="T5">a forma tradicional de infección consiste en “inyectar” una porción de código malicioso en un archivo normal. Cuando se ejecute ese archivo, se ejecutarán también las acciones del virus.</text:span></text:p>
      <text:p text:style-name="P24">Otra forma de infección consiste en OCUPAR EL LUGAR de un archivo original y renombrar a este por un nombre conocido solo por el virus. De esta manera, primero se ejecutará el virus y luego éste llamará al archivo original renombrado.</text:p>
      <text:p text:style-name="P24"/>
      <text:p text:style-name="P24"/>
      <text:p text:style-name="P24"><text:soft-page-break/></text:p>
      <text:p text:style-name="P24"/>
      <text:p text:style-name="P24"/>
      <text:p text:style-name="P24"/>
      <text:p text:style-name="P35"><text:span text:style-name="T5">·</text:span><text:span text:style-name="T1">Spyware: </text:span><text:span text:style-name="T5">aplicaciones que recopilan información del usuario sin su consentimiento. El objetivo</text:span></text:p>
      <text:p text:style-name="P24">es recaudar información sobre los hábitos de navegación o comportamientos en la web del usuario para luego mandarlos a una fuente externa. En esa información podemos encontrar: los sitios web visitados , la frecuencia, el tiempo que estás en ellos, que archivos descargas, etc.</text:p>
      <text:p text:style-name="P24">No es una amenaza que dañe el ordenador, en todo caso afecta al rendimiento del ordenador y a la privacidad del usuario.</text:p>
      <text:p text:style-name="P24"/>
      <text:p text:style-name="P1">·Phishing:<text:span text:style-name="T5"> consiste en el robo de información personal y financiera del usuario mediante la falsificación de un ente de confianza. El usuario recibe un correo </text:span>SIMULANDO<text:span text:style-name="T5"> la identidad de una organización de confianza pidiéndole sus datos, el usuario confía y los manda.</text:span></text:p>
      <text:p text:style-name="P25"/>
      <text:p text:style-name="P1"><text:span text:style-name="T15">·Ingeniería social: </text:span><text:span text:style-name="T5"><text:s/></text:span><text:span text:style-name="T8">es una acción o conducta social destinada a conseguir información de las personas cercanas a un sistema por medio de habilidades sociales. Se busca que el usuario comprometa al sistema y revele información valiosa.</text:span></text:p>
      <text:p text:style-name="P26">Ejemplo: un usuario es tentado a realizar una acción necesaria para vulnerar o dañar un sistema, cuando recibe un mensaje que lo lleva a abrir un archivo adjunto.</text:p>
      <text:p text:style-name="P26"/>
      <text:p text:style-name="P2">·Adware<text:span text:style-name="T5">: (Advertisemente “anuncio” y softWARE) son los encargados de que se muestre la publicidad <text:s/>y/o descargue archivos sin permisos del usuario. El problema de estos malware tan molestos es que se cuelan por donde no te lo esperas.</text:span></text:p>
      <text:p text:style-name="P26">No producen una modificación en el sistema, pero afecta en el rendimiento del sistema y en la navegación ya que utiliza recursos del procesador, memoria y ancho de banda. Van cogidos de la mano de los Spyware, encargados de recaudar la información para que los Adware sepan que publicidad mostrarte.</text:p>
      <text:p text:style-name="P3">·Gusanos: <text:span text:style-name="T5">la principal diferencia de un gusano con un virus, es que este no necesita un archivo anfitrión para seguir vivos, se pueden reproducir utilizando diferentes medios: copiarse en una carpeta, enviarse a una lista de contactos de correos electrónicos, etc. </text:span></text:p>
      <text:p text:style-name="P27">La segunda diferencia es que su principal objetivo no es dañar, sino copiarse la mayor cantidad de veces. En ocasiones suelen llevar compañeros, troyanos o rootkits.</text:p>
      <text:p text:style-name="Text_20_body"/>
      <text:p text:style-name="P3">·Troyanos: <text:span text:style-name="T5">el nombre proviene de la leyenda del caballo de Troya, simula ser archivos normales e indefensos, parecen realizar tareas inofensivas pero realizan otras tareas ocultas paralelamente.</text:span></text:p>
      <text:p text:style-name="P27"><text:soft-page-break/>No pueden replicarse por sí mismos. Pero es una herramienta para poder acceder remotamente a un equipo, registrar el tipeo(tecleo) y robar contraseñas, y hasta robar información del sistema.</text:p>
      <text:p text:style-name="P27"/>
      <text:p text:style-name="P3">·Rootkit: <text:span text:style-name="T5">herramientas como programas, archivos, procesos, puertos o cualquier componente lógico diseñadas para mantener encubierta el control de un computador. </text:span><text:span text:style-name="T9">No es un software maligno en sí mismo, pero permite ocultar las acciones malignas que se desarrollen en el sistema.</text:span></text:p>
      <text:p text:style-name="P20"/>
      <text:p text:style-name="P49">3.AMENAZAS EN SERVIDORES O PAGINAS WEB</text:p>
      <text:p text:style-name="P21">En esta sección encontramos los “Ataques por Injection”, “DDoS”, “fuerza bruta” y “XSS”</text:p>
      <text:p text:style-name="P50">3.1 ATAQUES POR INJECTION</text:p>
      <text:p text:style-name="P21">Más específicamente sqli (Structured Query Language Injection), consiste en una técnica para modificar una cadena de consultas en la base de datos mediante la inyección de código. El SQLI explota una posible vulnerabilidad donde las consultas se pueden ejecutar como datos validados.</text:p>
      <text:p text:style-name="P21">Es una de las técnicas más usadas y se puede utilizar para obtener acceso a las tablas de bases de datos, incluyendo la información del usuario y contraseña. Son los más sencillos de ejecutar.</text:p>
      <text:p text:style-name="P50">3.2 DdoS</text:p>
      <text:p text:style-name="P5"><text:span text:style-name="T5">la denegación de servicio (DoS) o denegación de servicio </text:span><text:span text:style-name="T16">di</text:span><text:span text:style-name="T17">s</text:span><text:span text:style-name="T16">tribuida</text:span><text:span text:style-name="T5">(DDoS) son las formas más comunes para congelar el funcionamiento de un sitio web. </text:span><text:span text:style-name="T10">Consiste en mandar a un servidor miles de peticiones para evitar que los usuarios reales puedan acceder. Estos ataques suelen dirigirse a puertos específicos, rangos de IP o redes completas.</text:span></text:p>
      <text:p text:style-name="P7"><text:span text:style-name="T10">L</text:span><text:span text:style-name="T5">a diferencia entre DoS y DDoS , consiste en que la primera consiste en mandar las peticiones al servidor desde un único servidor (sencillo de detener , basta con conseguir la IP del ordenador desde el que se manda y denegarle el servicio) por el contrario DdoS consiste en mandar las peticiones desde varios ordenadores cada uno con su propia IP y en estancias distintas del mundo.</text:span></text:p>
      <text:p text:style-name="P23">3 variedades principales:</text:p>
      <text:p text:style-name="P23"><text:tab/>1- Ataques de volumen, donde los ataques intenta desbordar el ancho de banda de un sitio </text:p>
      <text:p text:style-name="P23"><text:tab/> <text:s text:c="3"/>específico.</text:p>
      <text:p text:style-name="P23"><text:tab/>2-Los ataques de protocolo, donde los paquetes intentan consumir servicios o recursos de <text:s text:c="7"/><text:tab/> <text:s text:c="2"/>red</text:p>
      <text:p text:style-name="P23"><text:tab/>3-Ataques a aplicaciones, donde las peticiones se hacen con la intención de “explotar” el <text:tab/> <text:s text:c="2"/>servidor web.</text:p>
      <text:p text:style-name="P23"/>
      <text:p text:style-name="P23"/>
      <text:p text:style-name="P53">3.2.1 COMO HACER MI PROPIO ATAQUE DDOS CASERO</text:p>
      <text:p text:style-name="P37"><text:soft-page-break/><text:span text:style-name="T12">P</text:span><text:span text:style-name="T5">ara entender lo fácil que resulta realizar un ataque DDoS y con fines estudiantiles vamos a explicar como realizar un ataque DDoS casero con una técnica antigua pero muy simple.</text:span></text:p>
      <text:p text:style-name="P30">Lo primero que debemos saber es como funciona el comando “ping”, utilizando por ejemplo la terminal de Windows(Al menos nos servirá para hacer algo).</text:p>
      <text:p text:style-name="P30">Ping en Windows tiene las opciones -t y -l:</text:p>
      <text:list xml:id="list7421914870378737027" text:style-name="L1">
        <text:list-item>
          <text:p text:style-name="P40">-t : significa hacer un ping repetidamente hasta que lo detengamos.</text:p>
        </text:list-item>
        <text:list-item>
          <text:p text:style-name="P40">-l: el tamaño del ping que deseamos mandar.</text:p>
        </text:list-item>
      </text:list>
      <text:p text:style-name="P30">Para obtener la IP de una pagina web escribimos simplemente ping “<text:a xlink:type="simple" xlink:href="http://www.dominio.com/" text:style-name="Internet_20_link" text:visited-style-name="Visited_20_Internet_20_Link">www.dominio.com</text:a>” y nos mostrará la dirección ip de la página web.</text:p>
      <text:p text:style-name="P30">Ahora toca ver cuanto es el tamaño del ping que soporta, esto hay que hacerlo a ojo, podemos mandar por ejemplo : ping 130.206.193.123 -t -l 15000.</text:p>
      <text:p text:style-name="P30">Si los pings no dan respuesta y da un mensaje del tipo “Tiempo de espera agotado para esta solicitud” significa que la cantidad de bytes es muy grande por lo que habrá que ir ajustando el tamaño. </text:p>
      <text:p text:style-name="P30">Una vez que tengamos el número máximo de bytes que admite por ping, solo resta reclutar un par de amiguos aburridos y realizar el ataque en conjunto.</text:p>
      <text:p text:style-name="P30">Hace falta incluir un último dato, por supuesto dependiendo del hosting de la víctima y la calidad del mismo será posible o no que este caiga.</text:p>
      <text:p text:style-name="P30"/>
      <text:p text:style-name="P51">3.3 FUERZA BRUTA</text:p>
      <text:p text:style-name="P23">Básicamente intenta “romper” las combinaciones posibles de nombre de usuario + contraseña.</text:p>
      <text:p text:style-name="P23">Buscan contraseñas débiles para ser descifradas y tener acceso de forma fácil. Si bien, podemos comprobar que los ordenadores son más y más potentes a diario, esto obliga a tener mejores contraseñas para evitar el robo de esta.</text:p>
      <text:p text:style-name="P6"><text:span text:style-name="T5">El caso más reciente se ha visto en cuanto a la vulneración de cuentas de algunos famosos alojadas en iCloud.(</text:span><text:a xlink:type="simple" xlink:href="http://blog.hostdime.com.co/el-script-que-permitio-el-acceso-a-icloud/" text:style-name="Internet_20_link" text:visited-style-name="Visited_20_Internet_20_Link"><text:span text:style-name="T5">http://blog.hostdime.com.co/el-script-que-permitio-el-acceso-a-icloud/</text:span></text:a><text:span text:style-name="T5">)</text:span></text:p>
      <text:p text:style-name="P6"><text:span text:style-name="T5">Se trata de un scr</text:span><text:span text:style-name="T11">i</text:span><text:span text:style-name="T5">pt en python que surgió en git hub.</text:span></text:p>
      <text:p text:style-name="P23"/>
      <text:p text:style-name="P23"/>
      <text:p text:style-name="P23"/>
      <text:p text:style-name="P52">3.4 CROSS SITE SCRIPTING(XSS)</text:p>
      <text:p text:style-name="P28">Se trata de inyectar scripts maliciosos en sitios web inofensivos. Y por tanto, debido <text:span text:style-name="T19">a</text:span> que <text:s/>estos scripts provienen de sitios web de confianza, el navegador los ejecuta sin más. Suele utilizarse para obtener acceso de un usuario de la cuenta.</text:p>
      <text:p text:style-name="P28"><text:soft-page-break/></text:p>
      <text:p text:style-name="P46">4. ATAQUES A NIVEL MUNDIAL.</text:p>
      <text:p text:style-name="P31">Como primera plana ES OBLIGATORIO tratar el tema del ataque informático a telefónica. </text:p>
      <text:p text:style-name="P31">¿Qué ha pasado?¿Cómo ha pasado? Son algunas de las preguntas que resolveremos a continuación.</text:p>
      <text:p text:style-name="P31">Lo primero que debemos saber es que Telefónica no ha sido la única empresa nacional que ha sido afectada hospitales y hasta el mismo gobierno han sido afectados, pero lo sorprendente es que este ataque ha resultado un ataque global de algo llamado “ramsonware” al que le atribuyen el nombre de “WannaCry”, antes de seguir vamos a explicar en qué consiste:</text:p>
      <text:p text:style-name="P31">El ramsonware consiste en “secuestrar” tu ordenador y pedir un rescate a cambio. Restringen el acceso a partes o archivos del sistema infectado, incluso pueden cifrar el dispositivo inutiliz<text:span text:style-name="T20">á</text:span>ndo<text:span text:style-name="T20">l</text:span>o por completo.</text:p>
      <text:p text:style-name="P32">¿Soluciones?</text:p>
      <text:p text:style-name="P32">Un investigador de seguridad informática británica activó en Twitter un interruptor para apagar la propagación del virus. Resulta que el malware tenia una instrucción, de encontrar un dominio en particular y lograr conectarse, se detendría el ataque y a difusión del virus. Dicha función de “apagado” del malware la encontró otro investigador, Darien Huss, quien investigó las conexiones realizadas por el ransomware y encontró que una vez infectada una maquina intenta conectarse a un dominio que consiste en numeros y letras al azar, pero que termina en gwea.com. , es solo cuando no puede conectarse al domino que decide infectar a otras máquinas.</text:p>
      <text:p text:style-name="P32">Normalmente estos interruptores son incluidos por los creadores del virus como botón de emergencia para desactivar el virus por completo. Lo curioso es que nunca se resgistro el dominio, que finalmente fue registrado por la cantidad de 10 dolares, por el primer investigador.</text:p>
      <text:p text:style-name="P32">Lamentablemente, esta solución no ha salvado a todo el mundo, aunque podemos comprobar en tiempo real: <text:a xlink:type="simple" xlink:href="https://intel.malwaretech.com/botnet/wcrypt/?t=5m&amp;bid=all" text:style-name="Internet_20_link" text:visited-style-name="Visited_20_Internet_20_Link">https://intel.malwaretech.com/botnet/wcrypt/?t=5m&amp;bid=all</text:a> como la infección va disminuyendo.</text:p>
      <text:p text:style-name="P31"/>
      <text:p text:style-name="P31"/>
      <text:p text:style-name="P34">Otra noticia que dio la vuelta al mundo fue el ataque cibernaútico a la compañía Sony por “supuestamente” <text:span text:style-name="T21">Corea</text:span> del Norte. En Diciembre del 2014, la compañía Sony re<text:span text:style-name="T21">cibe un ataque, quedando filtradas 5 películas aún por estrenar. Se especulaba que el motivo de este ataque residía en la película “The Interview”, una comedia sobre Corea del Norte. Sin embargo, dicha película no fue precisamente una de las filtradas.</text:span></text:p>
      <text:p text:style-name="P43">Vamos a lo importante, la tecnología utilizada es un malware llamado “DESTOVER”, capaz de entrar en un sistema y limpiar un disco de arriba a abajo, no sin antes, llevarse todo dato a otro sistema.</text:p>
      <text:p text:style-name="P44">El 18 de Enero de 2015, John McAfee, conocido pionero en el desarrollo de antivirus, afirma que el grupo de hackers detras del ataque no son coreanos, sino de un conocido grupo de hackers que <text:soft-page-break/>luchan por las libertades de expresión, decide no nombrarlos. <text:span text:style-name="T22">En alguna página se lo atribuyen a “Lazarus Group” y los vinculan con <text:s/>Corea del Norte, por sus múltiples ataques a Corea del Sur.</text:span></text:p>
      <text:p text:style-name="P43"/>
      <text:p text:style-name="P43"/>
      <text:p text:style-name="P47">5.BIBLIOGRAFÍA</text:p>
      <text:p text:style-name="P43"/>
      <text:p text:style-name="P43">MÁS INFORMACIÓN EN:</text:p>
      <text:p text:style-name="P43"><text:a xlink:type="simple" xlink:href="https://actualidad.rt.com/actualidad/163723-mcafee-hackear-sony-pictures-corea-norte" text:style-name="Internet_20_link" text:visited-style-name="Visited_20_Internet_20_Link">https://actualidad.rt.com/actualidad/163723-mcafee-hackear-sony-pictures-corea-norte</text:a></text:p>
      <text:p text:style-name="P45"/>
      <text:p text:style-name="P34">Como dato interesante, esta es una página web donde podemos comprobar los atasques DDoS realizados a diario y un video interesante sobre ello:</text:p>
      <text:p text:style-name="P34">(página ataques a diario) <text:a xlink:type="simple" xlink:href="http://www.digitalattackmap.com/#anim=1&amp;color=0&amp;country=ALL&amp;list=0&amp;time=17305&amp;view=map" text:style-name="Internet_20_link" text:visited-style-name="Visited_20_Internet_20_Link">http://www.digitalattackmap.com/#anim=1&amp;color=0&amp;country=ALL&amp;list=0&amp;time=17305&amp;view=map</text:a></text:p>
      <text:p text:style-name="P34">(video explicativo)</text:p>
      <text:p text:style-name="P34"><text:a xlink:type="simple" xlink:href="http://www.cuatro.com/cuarto-milenio/programas/temporada-10/t10xp20/Diego-Maranon-presenta-ciberguerra_2_1929930080.html" text:style-name="Internet_20_link" text:visited-style-name="Visited_20_Internet_20_Link">http://www.cuatro.com/cuarto-milenio/programas/temporada-10/t10xp20/Diego-Maranon-presenta-ciberguerra_2_1929930080.html</text:a></text:p>
      <text:p text:style-name="P45"><text:a xlink:type="simple" xlink:href="https://windsofthesky.wordpress.com/2008/07/11/tipos-de-amenazas-informaticas/" text:style-name="Internet_20_link" text:visited-style-name="Visited_20_Internet_20_Link">https://windsofthesky.wordpress.com/2008/07/11/tipos-de-amenazas-informaticas/</text:a></text:p>
      <text:p text:style-name="P45"><text:a xlink:type="simple" xlink:href="http://blog.hostdime.com.co/tipos-de-ataques-mas-comunes-a-sitios-web-y-servidores/" text:style-name="Internet_20_link" text:visited-style-name="Visited_20_Internet_20_Link">http://blog.hostdime.com.co/tipos-de-ataques-mas-comunes-a-sitios-web-y-servidores/</text:a></text:p>
      <text:p text:style-name="P45"><text:a xlink:type="simple" xlink:href="http://www.enter.co/chips-bits/seguridad/conozca-las-amenazas-informaticas-mas-comunes-disi2010/" text:style-name="Internet_20_link" text:visited-style-name="Visited_20_Internet_20_Link">http://www.enter.co/chips-bits/seguridad/conozca-las-amenazas-informaticas-mas-comunes-disi2010/</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09:36:42.535619839</meta:creation-date>
    <dc:date>2017-05-23T09:57:04.000906574</dc:date>
    <meta:editing-duration>PT45M24S</meta:editing-duration>
    <meta:editing-cycles>6</meta:editing-cycles>
    <meta:generator>LibreOffice/5.1.6.2$Linux_X86_64 LibreOffice_project/10m0$Build-2</meta:generator>
    <meta:document-statistic meta:table-count="0" meta:image-count="0" meta:object-count="0" meta:page-count="8" meta:paragraph-count="95" meta:word-count="1918" meta:character-count="12497" meta:non-whitespace-character-count="10622"/>
  </office:meta>
</office:document-meta>
</file>